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style:text-underline-style="none" fo:font-weight="normal" officeooo:rsid="00190107" officeooo:paragraph-rsid="00190107" style:font-weight-asian="normal" style:font-weight-complex="normal"/>
    </style:style>
    <style:style style:name="P2" style:family="paragraph" style:parent-style-name="Standard">
      <style:text-properties style:font-name="Chandas" style:text-underline-style="solid" style:text-underline-width="auto" style:text-underline-color="font-color" fo:font-weight="bold" officeooo:rsid="001a5c4a" officeooo:paragraph-rsid="001a5c4a" style:font-weight-asian="bold" style:font-weight-complex="bold"/>
    </style:style>
    <style:style style:name="P3" style:family="paragraph" style:parent-style-name="Standard">
      <style:text-properties fo:color="#f10d0c" style:text-position="0% 100%" style:font-name="Chandas" fo:font-size="16pt" fo:font-style="italic" style:text-underline-style="solid" style:text-underline-width="auto" style:text-underline-color="font-color" fo:font-weight="bold" officeooo:rsid="001c0a0a" officeooo:paragraph-rsid="001c0a0a" fo:background-color="transparent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officeooo:paragraph-rsid="001d68b4"/>
    </style:style>
    <style:style style:name="P5" style:family="paragraph" style:parent-style-name="Standard">
      <style:text-properties style:font-name="Chandas" style:text-underline-style="none" fo:font-weight="bold" officeooo:rsid="001a5c4a" officeooo:paragraph-rsid="001a5c4a" style:font-weight-asian="bold" style:font-weight-complex="bold"/>
    </style:style>
    <style:style style:name="P6" style:family="paragraph" style:parent-style-name="Standard">
      <style:text-properties style:font-name="Chandas" style:text-underline-style="none" fo:font-weight="bold" officeooo:rsid="001c2b51" officeooo:paragraph-rsid="001c2b51" style:font-weight-asian="bold" style:font-weight-complex="bold"/>
    </style:style>
    <style:style style:name="P7" style:family="paragraph" style:parent-style-name="Standard">
      <style:text-properties style:font-name="Chandas" style:text-underline-style="none" fo:font-weight="bold" officeooo:rsid="001c2b51" officeooo:paragraph-rsid="00219906" style:font-weight-asian="bold" style:font-weight-complex="bold"/>
    </style:style>
    <style:style style:name="P8" style:family="paragraph" style:parent-style-name="Standard">
      <style:text-properties style:font-name="Chandas" style:text-underline-style="none" fo:font-weight="bold" officeooo:rsid="001d68b4" officeooo:paragraph-rsid="001d68b4" style:font-weight-asian="bold" style:font-weight-complex="bold"/>
    </style:style>
    <style:style style:name="P9" style:family="paragraph" style:parent-style-name="Standard">
      <style:text-properties style:font-name="Chandas" style:text-underline-style="none" fo:font-weight="bold" officeooo:rsid="001ecdbc" officeooo:paragraph-rsid="001ecdbc" style:font-weight-asian="bold" style:font-weight-complex="bold"/>
    </style:style>
    <style:style style:name="P10" style:family="paragraph" style:parent-style-name="Standard">
      <style:text-properties style:font-name="Chandas" style:text-underline-style="none" fo:font-weight="bold" officeooo:rsid="001ecdbc" officeooo:paragraph-rsid="00219906" style:font-weight-asian="bold" style:font-weight-complex="bold"/>
    </style:style>
    <style:style style:name="P11" style:family="paragraph" style:parent-style-name="Standard">
      <style:text-properties style:font-name="Chandas" style:text-underline-style="solid" style:text-underline-width="auto" style:text-underline-color="font-color" fo:font-weight="bold" officeooo:rsid="001ecdbc" officeooo:paragraph-rsid="00219906" style:font-weight-asian="bold" style:font-weight-complex="bold"/>
    </style:style>
    <style:style style:name="P12" style:family="paragraph" style:parent-style-name="Standard">
      <style:text-properties style:font-name="Chandas" style:text-underline-style="solid" style:text-underline-width="auto" style:text-underline-color="font-color" fo:font-weight="bold" officeooo:rsid="001c2b51" officeooo:paragraph-rsid="00219906" style:font-weight-asian="bold" style:font-weight-complex="bold"/>
    </style:style>
    <style:style style:name="P13" style:family="paragraph" style:parent-style-name="Standard">
      <style:text-properties style:font-name="Chandas" fo:font-size="10pt" style:text-underline-style="none" fo:font-weight="bold" officeooo:rsid="001a5c4a" officeooo:paragraph-rsid="001a5c4a" style:font-size-asian="10pt" style:font-weight-asian="bold" style:font-size-complex="10pt" style:font-weight-complex="bold"/>
    </style:style>
    <style:style style:name="T1" style:family="text">
      <style:text-properties officeooo:rsid="001c2b51"/>
    </style:style>
    <style:style style:name="T2" style:family="text">
      <style:text-properties style:font-name="Chandas" style:text-underline-style="none" fo:font-weight="bold" style:font-weight-asian="bold" style:font-weight-complex="bold"/>
    </style:style>
    <style:style style:name="T3" style:family="text">
      <style:text-properties style:font-name="Chandas" style:text-underline-style="none" fo:font-weight="bold" officeooo:rsid="001d68b4" style:font-weight-asian="bold" style:font-weight-complex="bold"/>
    </style:style>
    <style:style style:name="T4" style:family="text">
      <style:text-properties style:font-name="Chandas" style:text-underline-style="solid" style:text-underline-width="auto" style:text-underline-color="font-color" fo:font-weight="bold" officeooo:rsid="001d68b4" style:font-weight-asian="bold" style:font-weight-complex="bold"/>
    </style:style>
    <style:style style:name="T5" style:family="text">
      <style:text-properties style:text-line-through-style="solid" style:text-line-through-type="single" style:font-name="Chandas" style:text-underline-style="none" fo:font-weight="normal" officeooo:rsid="002024c4" style:font-weight-asian="normal" style:font-weight-complex="normal"/>
    </style:style>
    <style:style style:name="T6" style:family="text">
      <style:text-properties style:text-line-through-style="solid" style:text-line-through-type="single" style:font-name="Chandas" style:text-underline-style="solid" style:text-underline-width="auto" style:text-underline-color="font-color" fo:font-weight="normal" officeooo:rsid="002024c4" style:font-weight-asian="normal" style:font-weight-complex="normal"/>
    </style:style>
    <style:style style:name="T7" style:family="text">
      <style:text-properties officeooo:rsid="001d68b4"/>
    </style:style>
    <style:style style:name="T8" style:family="text">
      <style:text-properties style:text-line-through-style="none" style:text-line-through-type="none" style:font-name="Chandas" style:text-underline-style="solid" style:text-underline-width="auto" style:text-underline-color="font-color" fo:font-weight="normal" officeooo:rsid="002024c4" style:font-weight-asian="normal" style:font-weight-complex="normal"/>
    </style:style>
    <style:style style:name="T9" style:family="text">
      <style:text-properties style:text-line-through-style="none" style:text-line-through-type="none" style:font-name="Chandas" style:text-underline-style="solid" style:text-underline-width="auto" style:text-underline-color="font-color" fo:font-weight="normal" officeooo:rsid="00219906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 Y T H O N 3 <text:s text:c="27"/><text:span text:style-name="T1">spiekbrief 1.0</text:span></text:p>
      <text:p text:style-name="P13">Antwoorden voor die opgaves zijn opgenomen achterin het boek, in appendix F</text:p>
      <text:p text:style-name="P2"/>
      <text:p text:style-name="P2">ONDERWERP<text:tab/><text:tab/>VOORBEELD<text:tab/><text:tab/><text:tab/><text:tab/><text:tab/><text:tab/><text:tab/><text:tab/></text:p>
      <text:p text:style-name="P10"/>
      <text:p text:style-name="P11"><text:span text:style-name="T7">S</text:span>tatement<text:tab/><text:tab/><text:tab/>1 regel waar een commando in staat<text:tab/><text:tab/><text:tab/><text:tab/></text:p>
      <text:p text:style-name="P8">Operator<text:tab/><text:tab/><text:tab/>+ optelling<text:tab/><text:tab/>– aftrekking <text:tab/>* vermenigvuldiging</text:p>
      <text:p text:style-name="P8"><text:tab/><text:tab/><text:tab/><text:tab/>/ deling<text:tab/><text:tab/>// integer deling ** machtverheffing</text:p>
      <text:p text:style-name="P4"><text:span text:style-name="T4"><text:s text:c="24"/>% modulo <text:s text:c="5"/></text:span><text:span text:style-name="T8">Mr V</text:span><text:span text:style-name="T9">an</text:span><text:span text:style-name="T8"> Dalen Wacht Op Antwoord <text:s text:c="8"/></text:span></text:p>
      <text:p text:style-name="P7">String<text:tab/><text:tab/><text:tab/>‘is tekst’</text:p>
      <text:p text:style-name="P7">Integer<text:tab/><text:tab/><text:tab/>13</text:p>
      <text:p text:style-name="P12">Float<text:tab/><text:tab/><text:tab/><text:tab/>11,3<text:tab/><text:tab/><text:tab/><text:tab/><text:tab/><text:tab/><text:tab/><text:tab/><text:tab/><text:tab/></text:p>
      <text:p text:style-name="P9"/>
      <text:p text:style-name="P8"/>
      <text:p text:style-name="P8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1:56:30.981171940</meta:creation-date>
    <dc:date>2019-06-08T09:19:36.560420771</dc:date>
    <meta:editing-duration>P1DT2H1M41S</meta:editing-duration>
    <meta:editing-cycles>6</meta:editing-cycles>
    <meta:generator>LibreOffice/6.2.4.2.0$Linux_X86_64 LibreOffice_project/b154c0ac6cf11bc010cb60509e6db2f74a9a9fa3</meta:generator>
    <meta:document-statistic meta:table-count="0" meta:image-count="0" meta:object-count="0" meta:page-count="1" meta:paragraph-count="10" meta:word-count="59" meta:character-count="446" meta:non-whitespace-character-count="290"/>
  </office:meta>
</office:document-meta>
</file>